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c3362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 style:list-style-name="L18"/>
    <style:style style:name="P7" style:family="paragraph" style:parent-style-name="Preformatted_20_Text" style:list-style-name="L18">
      <style:paragraph-properties fo:margin-top="0in" fo:margin-bottom="0.1965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officeooo:paragraph-rsid="001c3362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text-properties officeooo:paragraph-rsid="001c3362"/>
    </style:style>
    <style:style style:name="P14" style:family="paragraph" style:parent-style-name="Text_20_body">
      <style:text-properties officeooo:paragraph-rsid="001c3362"/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6"/>
    <style:style style:name="P46" style:family="paragraph" style:parent-style-name="Text_20_body" style:list-style-name="L37"/>
    <style:style style:name="P47" style:family="paragraph" style:parent-style-name="Text_20_body" style:list-style-name="L38"/>
    <style:style style:name="P48" style:family="paragraph" style:parent-style-name="Text_20_body" style:list-style-name="L39"/>
    <style:style style:name="P49" style:family="paragraph" style:parent-style-name="Text_20_body" style:list-style-name="L40"/>
    <style:style style:name="T1" style:family="text">
      <style:text-properties officeooo:rsid="001c336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h text:style-name="Heading_20_1" text:outline-level="1">1 — Universal 4-plane storage for all datatypes (the “true bit analogy”)</text:h>
      <text:p text:style-name="Text_20_body"><text:span text:style-name="Strong_20_Emphasis">Goal:</text:span> represent any datatype — integers, floats, chars, structs, pointers — so each logical element has four planes: <text:span text:style-name="Source_20_Text">Value</text:span>, <text:span text:style-name="Source_20_Text">Inverse</text:span>, <text:span text:style-name="Source_20_Text">State</text:span>, <text:span text:style-name="Source_20_Text">Relation</text:span>. Implementation must be efficient (pack many elements per word), predictable (alignment), and practical (usable on Linux / microcontrollers).</text:p>
      <text:h text:style-name="Heading_20_2" text:outline-level="2">A. Two main layout strategies</text:h>
      <text:list text:style-name="L10">
        <text:list-item>
          <text:p text:style-name="P19"><text:span text:style-name="Strong_20_Emphasis">Per-element packed lanes (element-centric)</text:span><text:line-break/>Each element (e.g., <text:span text:style-name="Source_20_Text">int32_t</text:span>, <text:span text:style-name="Source_20_Text">float</text:span>) occupies a single slot (word) in the <text:span text:style-name="Source_20_Text">Value</text:span> array; the other planes are parallel arrays of the same element width.</text:p>
          <text:list>
            <text:list-item>
              <text:p text:style-name="P19">Arrays:</text:p>
              <text:list>
                <text:list-item>
                  <text:p text:style-name="P19"><text:span text:style-name="Source_20_Text">V[i]</text:span> holds raw bits of element <text:span text:style-name="Source_20_Text">i</text:span> (e.g., 32-bit pattern for <text:span text:style-name="Source_20_Text">float</text:span>).</text:p>
                </text:list-item>
                <text:list-item>
                  <text:p text:style-name="P19"><text:span text:style-name="Source_20_Text">Inv[i] = ~V[i]</text:span>.</text:p>
                </text:list-item>
                <text:list-item>
                  <text:p text:style-name="P19"><text:span text:style-name="Source_20_Text">St[i]</text:span> is the state lane for element <text:span text:style-name="Source_20_Text">i</text:span> (may be <text:span text:style-name="Source_20_Text">uint8_t</text:span>, <text:span text:style-name="Source_20_Text">uint16_t</text:span>, or same width as <text:span text:style-name="Source_20_Text">V[i]</text:span> for simplicity).</text:p>
                </text:list-item>
                <text:list-item>
                  <text:p text:style-name="P19"><text:span text:style-name="Source_20_Text">Rel[i]</text:span> is the relation tag for element <text:span text:style-name="Source_20_Text">i</text:span> (small integer packed or same-width lane).</text:p>
                </text:list-item>
              </text:list>
            </text:list-item>
            <text:list-item>
              <text:p text:style-name="P19">Pros: simple mapping, easy per-element semantics, straightforward atomicity at element level (if lane width matches atomic width).</text:p>
            </text:list-item>
            <text:list-item>
              <text:p text:style-name="P19">Cons: more memory if element is small (e.g., char) because lanes are whole words unless you pack N chars per lane.</text:p>
            </text:list-item>
          </text:list>
        </text:list-item>
        <text:list-item>
          <text:p text:style-name="P19"><text:span text:style-name="Strong_20_Emphasis">Bit-sliced packing (plane-centric / highly packed)</text:span><text:line-break/>Pack many small elements into a word and use bit masks/shifts to access sub-elements (your <text:span text:style-name="Source_20_Text">lane_t</text:span> approach). Example: store 8 <text:span text:style-name="Source_20_Text">uint8_t</text:span> characters inside one <text:span text:style-name="Source_20_Text">uint64_t</text:span> lane; maintain four <text:span text:style-name="Source_20_Text">uint64_t</text:span> arrays (V, Inv, St, Rel), each operating at byte granularity via mask/shifts.</text:p>
          <text:list>
            <text:list-item>
              <text:p text:style-name="P19">Pros: excellent throughput for bitwise ops (vectorized), lower total memory if you pack tightly, efficient bulk operations (bitwise AND/OR/XOR across many elements).</text:p>
            </text:list-item>
            <text:list-item>
              <text:p text:style-name="P19">Cons: per-element atomicity is trickier (we update a lane which contains many elements), access code is more complex (masks/shifts), and concurrency semantics need lane-level atomics.</text:p>
            </text:list-item>
          </text:list>
        </text:list-item>
      </text:list>
      <text:p text:style-name="Text_20_body"><text:span text:style-name="Strong_20_Emphasis">Recommendation:</text:span> for a first software prototype on Linux, use <text:span text:style-name="Strong_20_Emphasis">element-centric</text:span> for integer/float arrays (easy and clearer). For char arrays or bitsets where throughput matters, use <text:span text:style-name="Strong_20_Emphasis">bit-sliced </text:span><text:soft-page-break/><text:span text:style-name="Strong_20_Emphasis">packing</text:span>. You can mix both: e.g., arrays of <text:span text:style-name="Source_20_Text">float32</text:span> use element-centric; character buffers use packed lanes.</text:p>
      <text:h text:style-name="Heading_20_2" text:outline-level="2">B. Storing each datatype</text:h>
      <text:h text:style-name="Heading_20_3" text:outline-level="3">Integers (<text:span text:style-name="Source_20_Text">int8/16/32/64</text:span>)</text:h>
      <text:list text:style-name="L11">
        <text:list-item>
          <text:p text:style-name="P20">Element layout (element-centric):</text:p>
          <text:list>
            <text:list-item>
              <text:p text:style-name="P20"><text:span text:style-name="Source_20_Text">V[i]</text:span> store integer as <text:span text:style-name="Source_20_Text">uint32_t</text:span> or <text:span text:style-name="Source_20_Text">uint64_t</text:span> raw bits.</text:p>
            </text:list-item>
            <text:list-item>
              <text:p text:style-name="P20"><text:span text:style-name="Source_20_Text">Inv[i] = ~V[i]</text:span> (bitwise not of raw representation).</text:p>
            </text:list-item>
            <text:list-item>
              <text:p text:style-name="P20"><text:span text:style-name="Source_20_Text">St[i]</text:span> use single-bit or small mask per element to indicate dirty/epoch/lock. If you want per-element single-bit state, pack 64 states into a <text:span text:style-name="Source_20_Text">uint64_t</text:span> state-lane for N elements.</text:p>
            </text:list-item>
            <text:list-item>
              <text:p text:style-name="P20"><text:span text:style-name="Source_20_Text">Rel[i]</text:span> store opcode/role tags (e.g., bit meaning “pointer”,“index”, or small enum). If you need multiple relation bits, either widen <text:span text:style-name="Source_20_Text">rel</text:span> or store multiple relation lanes.</text:p>
            </text:list-item>
          </text:list>
        </text:list-item>
        <text:list-item>
          <text:p text:style-name="P20">Packed char arrays:</text:p>
          <text:list>
            <text:list-item>
              <text:p text:style-name="P20">Pack 8 chars into a 64-bit lane (or 16 into 128-bit if available).</text:p>
            </text:list-item>
            <text:list-item>
              <text:p text:style-name="P20"><text:span text:style-name="Source_20_Text">Inv</text:span> is bitwise not of the whole lane; <text:span text:style-name="Source_20_Text">St</text:span> bitmask of 8 bits inside the lane (2 bits per char if needed); <text:span text:style-name="Source_20_Text">Rel</text:span> pack small tags per char (e.g., 2 bits per char → 16 bits per 64-bit lane).</text:p>
            </text:list-item>
          </text:list>
        </text:list-item>
      </text:list>
      <text:h text:style-name="Heading_20_3" text:outline-level="3">Floats / doubles (<text:span text:style-name="Source_20_Text">float32</text:span>, <text:span text:style-name="Source_20_Text">float64</text:span>)</text:h>
      <text:list text:style-name="L12">
        <text:list-item>
          <text:p text:style-name="P21">Store <text:span text:style-name="Emphasis">raw IEEE-754 bit pattern</text:span> in <text:span text:style-name="Source_20_Text">V[i]</text:span> (type-pun via <text:span text:style-name="Source_20_Text">uint32_t</text:span>/<text:span text:style-name="Source_20_Text">uint64_t</text:span>).</text:p>
        </text:list-item>
        <text:list-item>
          <text:p text:style-name="P21"><text:span text:style-name="Source_20_Text">Inv[i]</text:span> = bitwise NOT of those raw bits — this is a hardware-friendly redundancy for error detection; it does <text:span text:style-name="Strong_20_Emphasis">not</text:span> represent numeric reciprocal.</text:p>
        </text:list-item>
        <text:list-item>
          <text:p text:style-name="P21">If you need a numeric inverse (1/x) or normalized representation, maintain that separately (not as <text:span text:style-name="Source_20_Text">Inv</text:span>).</text:p>
        </text:list-item>
        <text:list-item>
          <text:p text:style-name="P21">When performing floating ops, apply them on the numeric view (cast back to <text:span text:style-name="Source_20_Text">float</text:span>/<text:span text:style-name="Source_20_Text">double</text:span>), then write the new raw bits into <text:span text:style-name="Source_20_Text">V[i]</text:span> and update <text:span text:style-name="Source_20_Text">Inv</text:span> and <text:span text:style-name="Source_20_Text">St</text:span> accordingly.</text:p>
        </text:list-item>
      </text:list>
      <text:h text:style-name="Heading_20_3" text:outline-level="3">Pointers / strings / structs</text:h>
      <text:list text:style-name="L13">
        <text:list-item>
          <text:p text:style-name="P22">Store pointer bit pattern in <text:span text:style-name="Source_20_Text">V[i]</text:span> (i.e., <text:span text:style-name="Source_20_Text">uintptr_t</text:span>). Use <text:span text:style-name="Source_20_Text">Rel</text:span> to indicate "pointer" or to store small capability-like tags. Strings: store pointer to immutable string table; renaming is a pointer table update (see below).</text:p>
        </text:list-item>
      </text:list>
      <text:h text:style-name="Heading_20_2" text:outline-level="2">C. Memory layout examples (element-centric)</text:h>
      <text:p text:style-name="Text_20_body">For <text:span text:style-name="Source_20_Text">N</text:span> elements (e.g., N <text:span text:style-name="Source_20_Text">float32</text:span>s):</text:p>
      <text:p text:style-name="Preformatted_20_Text"><text:span text:style-name="Source_20_Text">uint32_t V[N]; <text:s text:c="3"/>// values (raw bits)</text:span></text:p>
      <text:p text:style-name="Preformatted_20_Text"><text:soft-page-break/><text:span text:style-name="Source_20_Text">uint32_t Inv[N]; <text:s/>// bitwise complements</text:span></text:p>
      <text:p text:style-name="Preformatted_20_Text"><text:span text:style-name="Source_20_Text">uint32_t St[N]; <text:s text:c="2"/>// states (we can use whole lane or pack if needed)</text:span></text:p>
      <text:p text:style-name="P5"><text:span text:style-name="Source_20_Text">uint32_t Rel[N]; <text:s/>// relations / tags</text:span></text:p>
      <text:p text:style-name="Text_20_body">For packed chars (64-bit lanes, 8 chars per lane):</text:p>
      <text:p text:style-name="Preformatted_20_Text"><text:span text:style-name="Source_20_Text">uint64_t V[ceil(N/8)];</text:span></text:p>
      <text:p text:style-name="Preformatted_20_Text"><text:span text:style-name="Source_20_Text">uint64_t Inv[ceil(N/8)];</text:span></text:p>
      <text:p text:style-name="Preformatted_20_Text"><text:span text:style-name="Source_20_Text">uint64_t St[ceil(N/8)]; <text:s text:c="2"/>// using low 8 bits for char states</text:span></text:p>
      <text:p text:style-name="P5"><text:span text:style-name="Source_20_Text">uint64_t Rel[ceil(N/8)]; <text:s/>// using, say, low 16 bits for tags</text:span></text:p>
      <text:p text:style-name="Text_20_body"><text:span text:style-name="Strong_20_Emphasis">Important:</text:span> choose lane types so atomic writes/reads are possible with <text:span text:style-name="Source_20_Text">std::atomic</text:span> semantics on your platform (e.g., 64-bit lanes on x86-64).</text:p>
      <text:h text:style-name="Heading_20_1" text:outline-level="1">2 — Making <text:span text:style-name="Source_20_Text">State</text:span> and <text:span text:style-name="Source_20_Text">Relation</text:span> really useful (semantics &amp; algorithms)</text:h>
      <text:p text:style-name="Text_20_body">You’ll get real CPU reductions only if <text:span text:style-name="Source_20_Text">State</text:span> and <text:span text:style-name="Source_20_Text">Relation</text:span> are used to <text:span text:style-name="Strong_20_Emphasis">avoid unnecessary work</text:span> and to <text:span text:style-name="Strong_20_Emphasis">express locality/intent</text:span> cheaply. Here are robust semantics and immediate use cases.</text:p>
      <text:h text:style-name="Heading_20_2" text:outline-level="2">A. <text:span text:style-name="Source_20_Text">State</text:span> plane semantics (recommendation)</text:h>
      <text:p text:style-name="Text_20_body">Make <text:span text:style-name="Source_20_Text">State</text:span> a small <text:span text:style-name="Emphasis">version/flag</text:span> per element. Useful bits:</text:p>
      <text:list text:style-name="L14">
        <text:list-item>
          <text:p text:style-name="P23"><text:span text:style-name="Strong_20_Emphasis">Dirty flag (D):</text:span> element was written since last processing.</text:p>
        </text:list-item>
        <text:list-item>
          <text:p text:style-name="P23"><text:span text:style-name="Strong_20_Emphasis">Version bit(s) or epoch (V0,V1):</text:span> flip on each write so readers can detect mid-read changes (useful for lock-free reads).</text:p>
        </text:list-item>
        <text:list-item>
          <text:p text:style-name="P23"><text:span text:style-name="Strong_20_Emphasis">Pending/committed (P/C) markers:</text:span> during atomic updates, mark <text:span text:style-name="Source_20_Text">PENDING</text:span> before writing <text:span text:style-name="Source_20_Text">Value</text:span>/<text:span text:style-name="Source_20_Text">Inv</text:span>, then mark <text:span text:style-name="Source_20_Text">COMMITTED</text:span>. Readers who see <text:span text:style-name="Source_20_Text">PENDING</text:span> should retry.</text:p>
        </text:list-item>
        <text:list-item>
          <text:p text:style-name="P23"><text:span text:style-name="Strong_20_Emphasis">Lock bit (L):</text:span> for coarse locking (rarely used if you design atomic sequences).</text:p>
        </text:list-item>
      </text:list>
      <text:p text:style-name="Text_20_body"><text:span text:style-name="Strong_20_Emphasis">Rules:</text:span></text:p>
      <text:list text:style-name="L15">
        <text:list-item>
          <text:p text:style-name="P24">Writers: when updating <text:span text:style-name="Source_20_Text">V</text:span> and <text:span text:style-name="Source_20_Text">Inv</text:span>, set <text:span text:style-name="Source_20_Text">State</text:span> = <text:span text:style-name="Source_20_Text">PENDING</text:span> → write <text:span text:style-name="Source_20_Text">V</text:span> → write <text:span text:style-name="Source_20_Text">Inv</text:span> → <text:span text:style-name="Source_20_Text">State</text:span> = <text:span text:style-name="Source_20_Text">COMMITTED|DIRTY</text:span>. This guarantees readers can detect torn writes.</text:p>
        </text:list-item>
        <text:list-item>
          <text:p text:style-name="P24">Readers: load <text:span text:style-name="Source_20_Text">State</text:span> first, then <text:span text:style-name="Source_20_Text">V</text:span> and <text:span text:style-name="Source_20_Text">Inv</text:span>, then <text:span text:style-name="Source_20_Text">State</text:span> again. If states differ or found <text:span text:style-name="Source_20_Text">PENDING</text:span>, retry. This gives atomic-like read consistency without heavy locks.</text:p>
        </text:list-item>
        <text:list-item>
          <text:p text:style-name="P24">Clearing: consumers clear <text:span text:style-name="Source_20_Text">DIRTY</text:span> after processing (worker or kernel clears via a descriptor).</text:p>
        </text:list-item>
      </text:list>
      <text:h text:style-name="Heading_20_2" text:outline-level="2">B. <text:span text:style-name="Source_20_Text">Relation</text:span> plane semantics</text:h>
      <text:p text:style-name="Text_20_body"><text:span text:style-name="Source_20_Text">Relation</text:span> should be small, expressive tags that guide in-memory behavior:</text:p>
      <text:list text:style-name="L16">
        <text:list-item>
          <text:p text:style-name="P25"><text:span text:style-name="Strong_20_Emphasis">Type tag:</text:span> e.g. <text:span text:style-name="Source_20_Text">PTR</text:span>, <text:span text:style-name="Source_20_Text">WEIGHT</text:span>, <text:span text:style-name="Source_20_Text">BIAS</text:span>, <text:span text:style-name="Source_20_Text">CONST</text:span>, <text:span text:style-name="Source_20_Text">TEMP</text:span>.</text:p>
        </text:list-item>
        <text:list-item>
          <text:p text:style-name="P25"><text:span text:style-name="Strong_20_Emphasis">Group/owner id:</text:span> group elements that belong to one tensor or object so worker can coalesce operations on them.</text:p>
        </text:list-item>
        <text:list-item>
          <text:p text:style-name="P25"><text:soft-page-break/><text:span text:style-name="Strong_20_Emphasis">Predicate mask:</text:span> mark elements that are eligible for an operation (like masked update).</text:p>
        </text:list-item>
        <text:list-item>
          <text:p text:style-name="P25"><text:span text:style-name="Strong_20_Emphasis">Access control / capability bits:</text:span> lightweight safety: mark which elements are pointer/capability.</text:p>
        </text:list-item>
      </text:list>
      <text:p text:style-name="Text_20_body"><text:span text:style-name="Strong_20_Emphasis">How to use:</text:span></text:p>
      <text:list text:style-name="L17">
        <text:list-item>
          <text:p text:style-name="P26">When your Chain-CIM worker sees a descriptor like “atomic update weights w[i] for layer L,” it can match <text:span text:style-name="Source_20_Text">rel</text:span> group id and do bulk vectorized updates avoiding many descriptors.</text:p>
        </text:list-item>
        <text:list-item>
          <text:p text:style-name="P26">For “rename” operations, <text:span text:style-name="Source_20_Text">rel</text:span> can mark a symbol table slot as “indirection entry” so worker knows to update indirection instead of raw bytes.</text:p>
        </text:list-item>
      </text:list>
      <text:h text:style-name="Heading_20_2" text:outline-level="2">C. Combined use-cases</text:h>
      <text:list text:style-name="L18">
        <text:list-item>
          <text:p text:style-name="P27"><text:span text:style-name="Strong_20_Emphasis">Dirty-driven processing:</text:span> a compute worker scans only elements with <text:span text:style-name="Source_20_Text">State.DIRTY</text:span> set (or the worker receives a batch of descriptors that set <text:span text:style-name="Source_20_Text">DIRTY</text:span>). Instead of CPU iterating all memory, the worker processes only touched items.</text:p>
        </text:list-item>
        <text:list-item>
          <text:p text:style-name="P27"><text:span text:style-name="Strong_20_Emphasis">Event-driven propagation:</text:span> set <text:span text:style-name="Source_20_Text">State</text:span> when a sensor writes. Relation encodes subscription groups. Worker performs <text:span text:style-name="Source_20_Text">for each R in relation[group]: propagate</text:span> — this builds reactive/coarse-grained dataflow.</text:p>
        </text:list-item>
        <text:list-item>
          <text:p text:style-name="P27"><text:span text:style-name="Strong_20_Emphasis">Lock-free read with versioning:</text:span> version bit toggles each write. A reader does:</text:p>
          <text:p text:style-name="P6"><text:span text:style-name="Source_20_Text">s1 = State[i];</text:span></text:p>
          <text:p text:style-name="P6"><text:span text:style-name="Source_20_Text">v = V[i];</text:span></text:p>
          <text:p text:style-name="P6"><text:span text:style-name="Source_20_Text">s2 = State[i];</text:span></text:p>
          <text:p text:style-name="P6"><text:span text:style-name="Source_20_Text">if (s1 != s2 || s1 is PENDING) retry;</text:span></text:p>
          <text:p text:style-name="P7"><text:span text:style-name="Source_20_Text">else use v;</text:span></text:p>
          <text:p text:style-name="P27">This avoids locking and prevents torn reads on multi-lane updates.</text:p>
        </text:list-item>
      </text:list>
      <text:h text:style-name="Heading_20_1" text:outline-level="1">3 — Chain-CIM software model (descriptor ring + worker) — data structures &amp; algorithms</text:h>
      <text:p text:style-name="Text_20_body">This is the core: how to stop the CPU doing thousands of tiny writes and instead enqueue commands for a worker that executes them <text:span text:style-name="Emphasis">in</text:span> memory, in batches, with minimal context-switch overhead.</text:p>
      <text:h text:style-name="Heading_20_2" text:outline-level="2">A. Descriptor ring: basic structure</text:h>
      <text:p text:style-name="Text_20_body">A lock-free circular ring in memory that producers (application threads) push descriptors to and the Chain-CIM worker pops from.</text:p>
      <text:p text:style-name="Text_20_body"><text:span text:style-name="Strong_20_Emphasis">Descriptor (example 64-byte layout):</text:span></text:p>
      <text:p text:style-name="Preformatted_20_Text"><text:span text:style-name="Source_20_Text">struct Descriptor {</text:span></text:p>
      <text:p text:style-name="Preformatted_20_Text"><text:span text:style-name="Source_20_Text"><text:s text:c="4"/>uint8_t <text:s/>op; <text:s text:c="9"/>// e.g., STORE, LOAD_CHECK, ATOMIC_STORE, MEMCPY, SET_REL, CLEAR_ST</text:span></text:p>
      <text:p text:style-name="Preformatted_20_Text"><text:soft-page-break/><text:span text:style-name="Source_20_Text"><text:s text:c="4"/>uint8_t <text:s/>flags; <text:s text:c="6"/>// ordering, atomic, tag-check, priority</text:span></text:p>
      <text:p text:style-name="Preformatted_20_Text"><text:span text:style-name="Source_20_Text"><text:s text:c="4"/>uint16_t reserved; <text:s text:c="3"/>// alignment</text:span></text:p>
      <text:p text:style-name="Preformatted_20_Text"><text:span text:style-name="Source_20_Text"><text:s text:c="4"/>uint64_t addr; <text:s text:c="7"/>// target base address (aligned to lane unit)</text:span></text:p>
      <text:p text:style-name="Preformatted_20_Text"><text:span text:style-name="Source_20_Text"><text:s text:c="4"/>uint64_t value_ptr; <text:s text:c="2"/>// pointer to source data (for MEMCPY) or immediate value</text:span></text:p>
      <text:p text:style-name="Preformatted_20_Text"><text:span text:style-name="Source_20_Text"><text:s text:c="4"/>uint64_t lane_mask; <text:s text:c="2"/>// bitmask for sub-lane elements in the word (for bit-sliced ops)</text:span></text:p>
      <text:p text:style-name="Preformatted_20_Text"><text:span text:style-name="Source_20_Text"><text:s text:c="4"/>uint32_t tag_bits; <text:s text:c="3"/>// relation tag or required tag for checks</text:span></text:p>
      <text:p text:style-name="Preformatted_20_Text"><text:span text:style-name="Source_20_Text"><text:s text:c="4"/>uint32_t len; <text:s text:c="8"/>// number of lanes / elements affected</text:span></text:p>
      <text:p text:style-name="Preformatted_20_Text"><text:span text:style-name="Source_20_Text"><text:s text:c="4"/>uint64_t next; <text:s text:c="7"/>// reserved / future</text:span></text:p>
      <text:p text:style-name="P5"><text:span text:style-name="Source_20_Text">};</text:span></text:p>
      <text:p text:style-name="Text_20_body"><text:span text:style-name="Strong_20_Emphasis">Ring control:</text:span></text:p>
      <text:list text:style-name="L19">
        <text:list-item>
          <text:p text:style-name="P28"><text:span text:style-name="Source_20_Text">head</text:span> (producer cursor) — producers increment atomically when they commit descriptors.</text:p>
        </text:list-item>
        <text:list-item>
          <text:p text:style-name="P28"><text:span text:style-name="Source_20_Text">tail</text:span> (consumer cursor) — worker advances as it processes.</text:p>
        </text:list-item>
        <text:list-item>
          <text:p text:style-name="P28">Use <text:span text:style-name="Source_20_Text">std::atomic&lt;uint64_t&gt;</text:span> for head/tail; wraparound handled by ring size (power-of-two recommended).</text:p>
        </text:list-item>
      </text:list>
      <text:p text:style-name="Text_20_body"><text:span text:style-name="Strong_20_Emphasis">Doorbell / wake mechanism:</text:span></text:p>
      <text:list text:style-name="L20">
        <text:list-item>
          <text:p text:style-name="P29">On Linux: <text:span text:style-name="Source_20_Text">eventfd</text:span> or <text:span text:style-name="Source_20_Text">futex</text:span>/<text:span text:style-name="Source_20_Text">pthread_cond</text:span> + <text:span text:style-name="Source_20_Text">clock_gettime</text:span> or use <text:span text:style-name="Source_20_Text">io_uring</text:span> for kernel-based batching.</text:p>
        </text:list-item>
        <text:list-item>
          <text:p text:style-name="P29">For microcontrollers: use interrupts / RTOS queues.</text:p>
        </text:list-item>
      </text:list>
      <text:h text:style-name="Heading_20_2" text:outline-level="2">B. Producer behavior (enqueue descriptors)</text:h>
      <text:list text:style-name="L21">
        <text:list-item>
          <text:p text:style-name="P30">Build descriptor(s) in local memory (fast).</text:p>
        </text:list-item>
        <text:list-item>
          <text:p text:style-name="P30">Atomically claim N slots in ring by <text:span text:style-name="Source_20_Text">old_head = fetch_add(&amp;head, N)</text:span>.</text:p>
        </text:list-item>
        <text:list-item>
          <text:p text:style-name="P30">Write descriptors into reserved slots; ensure memory ordering with release semantics.</text:p>
        </text:list-item>
        <text:list-item>
          <text:p text:style-name="P30">Optionally ring doorbell if batch threshold or latency threshold reached.</text:p>
        </text:list-item>
      </text:list>
      <text:h text:style-name="Heading_20_2" text:outline-level="2">C. Worker behavior (consumer / executor)</text:h>
      <text:list text:style-name="L22">
        <text:list-item>
          <text:p text:style-name="P31">Wait on doorbell or poll ring.</text:p>
        </text:list-item>
        <text:list-item>
          <text:p text:style-name="P31">On wake: read <text:span text:style-name="Source_20_Text">tail</text:span>, read <text:span text:style-name="Source_20_Text">head</text:span> snapshot (acquire semantics), fetch range <text:span text:style-name="Source_20_Text">[tail, head)</text:span>.</text:p>
        </text:list-item>
        <text:list-item>
          <text:p text:style-name="P31">Process descriptors in a tight loop; for each descriptor:</text:p>
          <text:list>
            <text:list-item>
              <text:p text:style-name="P31">If <text:span text:style-name="Source_20_Text">op == ATOMIC_STORE</text:span>:</text:p>
              <text:list>
                <text:list-item>
                  <text:p text:style-name="P31">Option 1 (simple): write <text:span text:style-name="Source_20_Text">State = PENDING</text:span> (atomic store), then write <text:span text:style-name="Source_20_Text">Value</text:span>, <text:span text:style-name="Source_20_Text">Inv</text:span>, then <text:span text:style-name="Source_20_Text">State = COMMITTED|DIRTY</text:span> (store with release).</text:p>
                </text:list-item>
                <text:list-item>
                  <text:p text:style-name="P31">Option 2 (version stamp): <text:span text:style-name="Source_20_Text">State = state_counter+1 (odd =&gt; pending)</text:span> ; write V, Inv ; <text:span text:style-name="Source_20_Text">State = state_counter+2 (even =&gt; committed)</text:span>.</text:p>
                </text:list-item>
              </text:list>
            </text:list-item>
            <text:list-item>
              <text:p text:style-name="P31">If <text:span text:style-name="Source_20_Text">op == SET_REL</text:span>: set <text:span text:style-name="Source_20_Text">Rel</text:span> tag for the specified elements.</text:p>
            </text:list-item>
            <text:list-item>
              <text:p text:style-name="P31"><text:soft-page-break/>If <text:span text:style-name="Source_20_Text">op == COPY_TAGS</text:span>: copy rel bits from source to dest (for pointer/struct relocation).</text:p>
            </text:list-item>
            <text:list-item>
              <text:p text:style-name="P31">If <text:span text:style-name="Source_20_Text">op == MEMCPY</text:span>: do block copy; preserve or transform <text:span text:style-name="Source_20_Text">rel</text:span> according to policy.</text:p>
            </text:list-item>
          </text:list>
        </text:list-item>
        <text:list-item>
          <text:p text:style-name="P31">After processing batch, write results/status into ring-result slots (or to a result queue) and advance <text:span text:style-name="Source_20_Text">tail</text:span>. Use release semantics.</text:p>
        </text:list-item>
      </text:list>
      <text:h text:style-name="Heading_20_2" text:outline-level="2">D. Coalescing &amp; vectorization</text:h>
      <text:p text:style-name="Text_20_body">Worker should coalesce adjacent descriptors into a single DMA or <text:span text:style-name="Source_20_Text">memcpy</text:span> where possible. Algorithms:</text:p>
      <text:list text:style-name="L23">
        <text:list-item>
          <text:p text:style-name="P32">Sort or scan descriptors for contiguous address ranges with same op/flags and join them.</text:p>
        </text:list-item>
        <text:list-item>
          <text:p text:style-name="P32">Use <text:span text:style-name="Source_20_Text">memcpy</text:span>/<text:span text:style-name="Source_20_Text">memmove</text:span> for large contiguous transfers and preserve <text:span text:style-name="Source_20_Text">rel</text:span> by copying tag arrays in parallel.</text:p>
        </text:list-item>
      </text:list>
      <text:p text:style-name="Text_20_body"><text:span text:style-name="Strong_20_Emphasis">Optimization:</text:span> implement worker with SIMD / BLAS (e.g., Intel AVX2/AVX-512) for bulk arithmetic/ADD operations (weight updates). On Linux, take advantage of <text:span text:style-name="Source_20_Text">memcpy</text:span> optimizations or call into <text:span text:style-name="Source_20_Text">libm</text:span>/<text:span text:style-name="Source_20_Text">BLAS</text:span> for compute.</text:p>
      <text:h text:style-name="Heading_20_2" text:outline-level="2">E. Atomicity and ordering guarantees</text:h>
      <text:p text:style-name="Text_20_body">To avoid torn writes (partially updated fields), use <text:span text:style-name="Strong_20_Emphasis">write ordering conventions</text:span> and memory fences:</text:p>
      <text:list text:style-name="L24">
        <text:list-item>
          <text:p text:style-name="P33"><text:span text:style-name="Strong_20_Emphasis">Two-phase install (recommended):</text:span></text:p>
          <text:list>
            <text:list-item>
              <text:p text:style-name="P33">Writer (worker) writes <text:span text:style-name="Source_20_Text">State = PENDING</text:span> for the lane(s).</text:p>
            </text:list-item>
            <text:list-item>
              <text:p text:style-name="P33">Writes <text:span text:style-name="Source_20_Text">V</text:span> and <text:span text:style-name="Source_20_Text">Inv</text:span> (or <text:span text:style-name="Source_20_Text">V</text:span> then <text:span text:style-name="Source_20_Text">Inv</text:span>).</text:p>
            </text:list-item>
            <text:list-item>
              <text:p text:style-name="P33">Writes <text:span text:style-name="Source_20_Text">State = COMMITTED</text:span> (with release fence).</text:p>
            </text:list-item>
            <text:list-item>
              <text:p text:style-name="P33">Readers check <text:span text:style-name="Source_20_Text">State</text:span> before and after; if <text:span text:style-name="Source_20_Text">PENDING</text:span> or mismatch, retry.</text:p>
            </text:list-item>
          </text:list>
        </text:list-item>
        <text:list-item>
          <text:p text:style-name="P33"><text:span text:style-name="Strong_20_Emphasis">Version counters (more robust):</text:span></text:p>
          <text:list>
            <text:list-item>
              <text:p text:style-name="P33"><text:span text:style-name="Source_20_Text">State</text:span> stores small version integers. Writer increments to odd (pending) version <text:span text:style-name="Source_20_Text">v+1</text:span>, writes <text:span text:style-name="Source_20_Text">V/Inv</text:span>, then sets <text:span text:style-name="Source_20_Text">State = v+2</text:span> (even committed). Readers read <text:span text:style-name="Source_20_Text">s1</text:span>, <text:span text:style-name="Source_20_Text">V</text:span>, <text:span text:style-name="Source_20_Text">s2</text:span>; if <text:span text:style-name="Source_20_Text">s1 != s2</text:span> or odd, retry. This tolerates retrials and is easy to reason about.</text:p>
            </text:list-item>
          </text:list>
        </text:list-item>
        <text:list-item>
          <text:p text:style-name="P33"><text:span text:style-name="Strong_20_Emphasis">ABA caution:</text:span> If you use small version counters, wraparound can cause ABA. Use wide counters (32-bit) for safety or compare entire lane plus state.</text:p>
        </text:list-item>
        <text:list-item>
          <text:p text:style-name="P33"><text:span text:style-name="Strong_20_Emphasis">Memory ordering:</text:span> Ensure <text:span text:style-name="Source_20_Text">std::atomic</text:span> or explicit fences are used when multiple cores are involved. For worker on same core as producer, ordering is simpler.</text:p>
        </text:list-item>
      </text:list>
      <text:h text:style-name="Heading_20_2" text:outline-level="2">F. “Rename” without modifying target memory</text:h>
      <text:p text:style-name="Text_20_body">You described wanting something like <text:span text:style-name="Source_20_Text">char* x = "hello"</text:span> → <text:span text:style-name="Source_20_Text">x = "raf"</text:span> <text:span text:style-name="Emphasis">without editing the string memory directly</text:span>. Do this with <text:span text:style-name="Strong_20_Emphasis">indirection / symbol table mapping</text:span> and Chain-CIM:</text:p>
      <text:list text:style-name="L25">
        <text:list-item>
          <text:p text:style-name="P34"><text:soft-page-break/><text:span text:style-name="Strong_20_Emphasis">Symbol table / indirection layer:</text:span> store pointers to data in a fixed indirection table <text:span text:style-name="Source_20_Text">SymbolTable[sym_id] = pointer_to_data</text:span>. Your program references <text:span text:style-name="Source_20_Text">x</text:span> via <text:span text:style-name="Source_20_Text">SymbolTable[id_for_x]</text:span>.</text:p>
          <text:list>
            <text:list-item>
              <text:p text:style-name="P34">Renaming is a single atomic update: producer enqueues <text:span text:style-name="Source_20_Text">ATOMIC_STORE</text:span> descriptor to update <text:span text:style-name="Source_20_Text">SymbolTable[id]</text:span> to point to the new string. The actual strings can remain immutable in a pool.</text:p>
            </text:list-item>
            <text:list-item>
              <text:p text:style-name="P34">No need to edit the original string byte array; only update the pointer entry (one lane write).</text:p>
            </text:list-item>
            <text:list-item>
              <text:p text:style-name="P34">The worker does PENDING → write pointer → COMMIT sequence.</text:p>
            </text:list-item>
          </text:list>
        </text:list-item>
        <text:list-item>
          <text:p text:style-name="P34"><text:span text:style-name="Strong_20_Emphasis">Fat pointer/handle scheme:</text:span> instead of raw pointer, use a handle: <text:span text:style-name="Source_20_Text">handle = (sym_id &lt;&lt; k) | tag</text:span>. User-space code dereferences using a small runtime that looks up symbol table. Updating <text:span text:style-name="Source_20_Text">x</text:span> is one table update.</text:p>
        </text:list-item>
        <text:list-item>
          <text:p text:style-name="P34"><text:span text:style-name="Strong_20_Emphasis">Why this fits Chain-CIM:</text:span> producers enqueue a single descriptor <text:span text:style-name="Source_20_Text">STORE addr=&amp;SymbolTable[id], value=pointer_to("raf")</text:span>. Worker executes this single atomic lane update in memory — many actual memory bytes (a whole string) remain untouched.</text:p>
        </text:list-item>
      </text:list>
      <text:p text:style-name="Text_20_body"><text:span text:style-name="Strong_20_Emphasis">This is the recommended approach</text:span> for safe, low-impact renames.</text:p>
      <text:h text:style-name="Heading_20_1" text:outline-level="1">4 — Algorithms to reduce CPU/IO for LLM training &amp; inference (RAM-centered)</text:h>
      <text:p text:style-name="Text_20_body">Your aim: “train/infer LLM from RAM and CPU/GPU without requiring VRAM or continuously transferring large chunks back and forth.” Here are realistic, incremental strategies using Chain-CIM ideas and software-only methods.</text:p>
      <text:h text:style-name="Heading_20_2" text:outline-level="2">A. Two complementary approaches</text:h>
      <text:list text:style-name="L26">
        <text:list-item>
          <text:p text:style-name="P35"><text:span text:style-name="Strong_20_Emphasis">Out-of-core / streaming (CPU-backed training)</text:span></text:p>
          <text:list>
            <text:list-item>
              <text:p text:style-name="P35">Keep model weights in RAM (host memory), not necessarily in GPU VRAM.</text:p>
            </text:list-item>
            <text:list-item>
              <text:p text:style-name="P35">Stream minibatches to the GPU and stream gradients back. Use pinned pages and asynchronous DMA (CUDA pinned memory or similar) to avoid data copies.</text:p>
            </text:list-item>
            <text:list-item>
              <text:p text:style-name="P35">For small / medium models, use quantization (8-bit, 4-bit) to reduce memory.</text:p>
            </text:list-item>
            <text:list-item>
              <text:p text:style-name="P35">Use Chain-CIM worker to apply weight updates in RAM in batched atomic writes, minimizing CPU involvement.</text:p>
            </text:list-item>
          </text:list>
        </text:list-item>
        <text:list-item>
          <text:p text:style-name="P35"><text:span text:style-name="Strong_20_Emphasis">CPU-native training with vectorized kernels</text:span></text:p>
          <text:list>
            <text:list-item>
              <text:p text:style-name="P35">Implement optimized CPU kernels (MKL, OpenBLAS, oneDNN) which execute matrix multiplications directly on host RAM. This avoids transferring weights to GPU entirely.</text:p>
            </text:list-item>
            <text:list-item>
              <text:p text:style-name="P35"><text:soft-page-break/>Use blocked matrix multiplication, streaming layers, and memory-aware scheduling.</text:p>
            </text:list-item>
            <text:list-item>
              <text:p text:style-name="P35">Chain-CIM worker can perform in-memory gradient accumulation, sparse updates, or quantized accumulation.</text:p>
            </text:list-item>
          </text:list>
        </text:list-item>
      </text:list>
      <text:h text:style-name="Heading_20_2" text:outline-level="2">B. Chain-CIM specifics for training/inference</text:h>
      <text:list text:style-name="L27">
        <text:list-item>
          <text:p text:style-name="P36"><text:span text:style-name="Strong_20_Emphasis">Prewrite update kernels</text:span>: preload a sequence of "weight-update descriptors" into the ring describing SGD updates like <text:span text:style-name="Source_20_Text">ADD weight[i] -= alpha * grad[i]</text:span>. Worker executes thousands of updates as vectorized adds directly on cached RAM region. This moves the micro-management of writes off the CPU.</text:p>
        </text:list-item>
        <text:list-item>
          <text:p text:style-name="P36"><text:span text:style-name="Strong_20_Emphasis">In-place accumulation</text:span>: instead of CPU iterating every weight and applying gradients, let a worker:</text:p>
          <text:list>
            <text:list-item>
              <text:p text:style-name="P36">Accept a compact representation: <text:span text:style-name="Source_20_Text">(base_addr, count, grad_ptr, scale)</text:span> and do <text:span text:style-name="Source_20_Text">for i in 0..count: V[i] += scale * grad[i]</text:span>.</text:p>
            </text:list-item>
            <text:list-item>
              <text:p text:style-name="P36">If worker is CPU pinned and vectorized, it can process at memory bandwidth speeds, removing the overhead of thousands of syscalls or function calls.</text:p>
            </text:list-item>
          </text:list>
        </text:list-item>
        <text:list-item>
          <text:p text:style-name="P36"><text:span text:style-name="Strong_20_Emphasis">Minimize roundtrips</text:span>:</text:p>
          <text:list>
            <text:list-item>
              <text:p text:style-name="P36">Producer builds a large descriptor that covers entire layer weight updates; worker executes in one go.</text:p>
            </text:list-item>
            <text:list-item>
              <text:p text:style-name="P36">For CPU-GPU hybrid: GPU computes gradients and writes them to a pinned memory buffer; worker (on CPU) polls that buffer and applies updates in RAM (no VRAM needed to hold weights beyond small working set).</text:p>
            </text:list-item>
          </text:list>
        </text:list-item>
        <text:list-item>
          <text:p text:style-name="P36"><text:span text:style-name="Strong_20_Emphasis">Sparse / block updates</text:span>:</text:p>
          <text:list>
            <text:list-item>
              <text:p text:style-name="P36">Represent gradients as sparse blocks or compressed deltas. Worker applies only non-zero deltas (reduce work).</text:p>
            </text:list-item>
            <text:list-item>
              <text:p text:style-name="P36">Use <text:span text:style-name="Source_20_Text">Rel</text:span> tags to mark groups of weights likely to be updated.</text:p>
            </text:list-item>
          </text:list>
        </text:list-item>
      </text:list>
      <text:h text:style-name="Heading_20_2" text:outline-level="2">C. Practical training flow (example)</text:h>
      <text:list text:style-name="L28">
        <text:list-item>
          <text:p text:style-name="P37">Forward pass on CPU or GPU:</text:p>
          <text:list>
            <text:list-item>
              <text:p text:style-name="P37">Input and activations streamed through pipeline; intermediary activations stored as compressed or quantized in RAM.</text:p>
            </text:list-item>
          </text:list>
        </text:list-item>
        <text:list-item>
          <text:p text:style-name="P37">Backprop done where fastest (GPU for big matrices). Gradients written to pinned host memory buffers.</text:p>
        </text:list-item>
        <text:list-item>
          <text:p text:style-name="P37">Chain-CIM worker is notified (doorbell) with descriptor: <text:span text:style-name="Source_20_Text">APPLY_GRADIENTS(base_addr, grad_buffer_ptr, count, scale, flags)</text:span>.</text:p>
        </text:list-item>
        <text:list-item>
          <text:p text:style-name="P37">Worker reads grad buffer, does vectorized <text:span text:style-name="Source_20_Text">V[i] += -lr * grad[i]</text:span> across <text:span text:style-name="Source_20_Text">count</text:span> entries, writing <text:span text:style-name="Source_20_Text">Inv</text:span> and updating <text:span text:style-name="Source_20_Text">State</text:span>/<text:span text:style-name="Source_20_Text">Rel</text:span> as needed, commit atomically.</text:p>
        </text:list-item>
        <text:list-item>
          <text:p text:style-name="P37"><text:soft-page-break/>Worker writes completion status back; training loop proceeds.</text:p>
        </text:list-item>
      </text:list>
      <text:p text:style-name="Text_20_body">This design avoids continuously shuttling the full weights into GPU VRAM; weights always stay in host RAM, while compute either streams tensors via DMA or runs on CPU with optimized kernels.</text:p>
      <text:h text:style-name="Heading_20_2" text:outline-level="2">D. Quantization &amp; memory savings</text:h>
      <text:list text:style-name="L29">
        <text:list-item>
          <text:p text:style-name="P38">Use 8-bit or 4-bit weights (int8, int4) to keep RAM footprint small.</text:p>
        </text:list-item>
        <text:list-item>
          <text:p text:style-name="P38">Store <text:span text:style-name="Source_20_Text">V</text:span> lanes as packed quantized values; <text:span text:style-name="Source_20_Text">Inv</text:span> can be bitwise complement of packed bytes. <text:span text:style-name="Source_20_Text">State</text:span>/<text:span text:style-name="Source_20_Text">Rel</text:span> remain per-element small masks.</text:p>
        </text:list-item>
        <text:list-item>
          <text:p text:style-name="P38">When worker applies updates to quantized weights, use integer arithmetic or temporary float accumulation buffer.</text:p>
        </text:list-item>
      </text:list>
      <text:h text:style-name="Heading_20_1" text:outline-level="1">5 — Implementation details &amp; pseudocode</text:h>
      <text:p text:style-name="Text_20_body">Below are concrete code sketches (C/C++) to help you implement the ring + worker + atomic sequence.</text:p>
      <text:h text:style-name="Heading_20_2" text:outline-level="2">Descriptor enqueue (producer)</text:h>
      <text:p text:style-name="Preformatted_20_Text"><text:span text:style-name="Source_20_Text">// producer thread</text:span></text:p>
      <text:p text:style-name="Preformatted_20_Text"><text:span text:style-name="Source_20_Text">uint64_t claim = head.fetch_add(1, std::memory_order_acq_rel);</text:span></text:p>
      <text:p text:style-name="Preformatted_20_Text"><text:span text:style-name="Source_20_Text">Descriptor* slot = &amp;ring[claim &amp; ringMask];</text:span></text:p>
      <text:p text:style-name="Preformatted_20_Text"><text:span text:style-name="Source_20_Text">slot-&gt;op = OP_ATOMIC_STORE;</text:span></text:p>
      <text:p text:style-name="Preformatted_20_Text"><text:span text:style-name="Source_20_Text">slot-&gt;addr = reinterpret_cast&lt;uint64_t&gt;(&amp;SymbolTable[sym_id]);</text:span></text:p>
      <text:p text:style-name="Preformatted_20_Text"><text:span text:style-name="Source_20_Text">slot-&gt;value_ptr = reinterpret_cast&lt;uint64_t&gt;(pointer_value);</text:span></text:p>
      <text:p text:style-name="Preformatted_20_Text"><text:span text:style-name="Source_20_Text">slot-&gt;flags = FLAG_ATOMIC;</text:span></text:p>
      <text:p text:style-name="Preformatted_20_Text"><text:span text:style-name="Source_20_Text">std::atomic_thread_fence(std::memory_order_release);</text:span></text:p>
      <text:p text:style-name="P5"><text:span text:style-name="Source_20_Text">if ((claim &amp; batch_threshold)==0) doorbell.signal();</text:span></text:p>
      <text:h text:style-name="Heading_20_2" text:outline-level="2">Worker loop (consumer)</text:h>
      <text:p text:style-name="Preformatted_20_Text"><text:span text:style-name="Source_20_Text">while (!shutdown) {</text:span></text:p>
      <text:p text:style-name="Preformatted_20_Text"><text:span text:style-name="Source_20_Text"><text:s text:c="2"/>wait_for_doorbell_or_timeout();</text:span></text:p>
      <text:p text:style-name="Preformatted_20_Text"><text:span text:style-name="Source_20_Text"><text:s text:c="2"/>uint64_t tail_local = tail.load(std::memory_order_relaxed);</text:span></text:p>
      <text:p text:style-name="Preformatted_20_Text"><text:span text:style-name="Source_20_Text"><text:s text:c="2"/>uint64_t head_snapshot = head.load(std::memory_order_acquire);</text:span></text:p>
      <text:p text:style-name="Preformatted_20_Text"><text:span text:style-name="Source_20_Text"><text:s text:c="2"/>for (uint64_t idx = tail_local; idx &lt; head_snapshot; ++idx) {</text:span></text:p>
      <text:p text:style-name="Preformatted_20_Text"><text:span text:style-name="Source_20_Text"><text:s text:c="4"/>Descriptor d = ring[idx &amp; ringMask];</text:span></text:p>
      <text:p text:style-name="Preformatted_20_Text"><text:span text:style-name="Source_20_Text"><text:s text:c="4"/>switch (d.op) {</text:span></text:p>
      <text:p text:style-name="Preformatted_20_Text"><text:span text:style-name="Source_20_Text"><text:s text:c="6"/>case OP_ATOMIC_STORE:</text:span></text:p>
      <text:p text:style-name="Preformatted_20_Text"><text:span text:style-name="Source_20_Text"><text:s text:c="9"/>// versioned write</text:span></text:p>
      <text:p text:style-name="Preformatted_20_Text"><text:span text:style-name="Source_20_Text"><text:s text:c="9"/>lane_t* st = reinterpret_cast&lt;lane_t*&gt;(state_base + d.addr_offset);</text:span></text:p>
      <text:p text:style-name="Preformatted_20_Text"><text:span text:style-name="Source_20_Text"><text:s text:c="9"/>lane_t* v <text:s/>= reinterpret_cast&lt;lane_t*&gt;(value_base + d.addr_offset);</text:span></text:p>
      <text:p text:style-name="Preformatted_20_Text"><text:span text:style-name="Source_20_Text"><text:s text:c="9"/>lane_t* inv= reinterpret_cast&lt;lane_t*&gt;(inv_base + d.addr_offset);</text:span></text:p>
      <text:p text:style-name="Preformatted_20_Text"><text:span text:style-name="Source_20_Text"><text:s text:c="9"/>lane_t pending = atomic_fetch_add(&amp;global_version, 1) | 1; // odd == pending</text:span></text:p>
      <text:p text:style-name="Preformatted_20_Text"><text:span text:style-name="Source_20_Text"><text:s text:c="9"/>atomic_store_explicit(&amp;st[d.offset], pending, memory_order_relaxed);</text:span></text:p>
      <text:p text:style-name="Preformatted_20_Text"><text:span text:style-name="Source_20_Text"><text:s text:c="9"/>// memcopy or direct write of value:</text:span></text:p>
      <text:p text:style-name="Preformatted_20_Text"><text:span text:style-name="Source_20_Text"><text:s text:c="9"/>memcpy(&amp;v[d.offset], (void*)d.value_ptr, d.len*sizeof(lane_t));</text:span></text:p>
      <text:p text:style-name="Preformatted_20_Text"><text:span text:style-name="Source_20_Text"><text:s text:c="9"/>inv[d.offset] = ~v[d.offset];</text:span></text:p>
      <text:p text:style-name="Preformatted_20_Text"><text:span text:style-name="Source_20_Text"><text:s text:c="9"/>atomic_store_explicit(&amp;st[d.offset], pending+1, memory_order_release); // committed</text:span></text:p>
      <text:p text:style-name="Preformatted_20_Text"><text:span text:style-name="Source_20_Text"><text:s text:c="9"/>break;</text:span></text:p>
      <text:p text:style-name="Preformatted_20_Text"><text:span text:style-name="Source_20_Text"><text:s text:c="6"/>// other ops...</text:span></text:p>
      <text:p text:style-name="Preformatted_20_Text"><text:soft-page-break/><text:span text:style-name="Source_20_Text"><text:s text:c="4"/>}</text:span></text:p>
      <text:p text:style-name="Preformatted_20_Text"><text:span text:style-name="Source_20_Text"><text:s text:c="2"/>}</text:span></text:p>
      <text:p text:style-name="Preformatted_20_Text"><text:span text:style-name="Source_20_Text"><text:s text:c="2"/>tail.store(head_snapshot, std::memory_order_release);</text:span></text:p>
      <text:p text:style-name="P5"><text:span text:style-name="Source_20_Text">}</text:span></text:p>
      <text:h text:style-name="Heading_20_2" text:outline-level="2">Atomic read by client (lock-free)</text:h>
      <text:p text:style-name="Preformatted_20_Text"><text:span text:style-name="Source_20_Text">lane_t read_element_atomic(size_t idx) {</text:span></text:p>
      <text:p text:style-name="Preformatted_20_Text"><text:span text:style-name="Source_20_Text"><text:s text:c="2"/>while (true) {</text:span></text:p>
      <text:p text:style-name="Preformatted_20_Text"><text:span text:style-name="Source_20_Text"><text:s text:c="4"/>lane_t s1 = st[idx]; <text:s text:c="12"/>// read state</text:span></text:p>
      <text:p text:style-name="Preformatted_20_Text"><text:span text:style-name="Source_20_Text"><text:s text:c="4"/>lane_t val = V[idx];</text:span></text:p>
      <text:p text:style-name="Preformatted_20_Text"><text:span text:style-name="Source_20_Text"><text:s text:c="4"/>lane_t s2 = st[idx];</text:span></text:p>
      <text:p text:style-name="Preformatted_20_Text"><text:span text:style-name="Source_20_Text"><text:s text:c="4"/>if (s1 == s2 &amp;&amp; (s1 &amp; PENDING_FLAG) == 0) return val;</text:span></text:p>
      <text:p text:style-name="Preformatted_20_Text"><text:span text:style-name="Source_20_Text"><text:s text:c="4"/>// else retry</text:span></text:p>
      <text:p text:style-name="Preformatted_20_Text"><text:span text:style-name="Source_20_Text"><text:s text:c="2"/>}</text:span></text:p>
      <text:p text:style-name="P5"><text:span text:style-name="Source_20_Text">}</text:span></text:p>
      <text:h text:style-name="Heading_20_1" text:outline-level="1">6 — Performance &amp; practical considerations</text:h>
      <text:list text:style-name="L30">
        <text:list-item>
          <text:p text:style-name="P39"><text:span text:style-name="Strong_20_Emphasis">Memory overhead:</text:span> 4x memory for planes unless you compress <text:span text:style-name="Source_20_Text">Inv</text:span> or <text:span text:style-name="Source_20_Text">State</text:span>. Consider:</text:p>
          <text:list>
            <text:list-item>
              <text:p text:style-name="P39">Drop <text:span text:style-name="Source_20_Text">Inv</text:span> for small-memory experiments (compute <text:span text:style-name="Source_20_Text">~V</text:span> when needed).</text:p>
            </text:list-item>
            <text:list-item>
              <text:p text:style-name="P39">Pack <text:span text:style-name="Source_20_Text">State</text:span> and <text:span text:style-name="Source_20_Text">Rel</text:span> densely (bitfields).</text:p>
            </text:list-item>
          </text:list>
        </text:list-item>
        <text:list-item>
          <text:p text:style-name="P39"><text:span text:style-name="Strong_20_Emphasis">Atomic width:</text:span> choose lane size equal to the widest atomic word on your CPU (64-bit on x86-64) so <text:span text:style-name="Source_20_Text">std::atomic</text:span> can handle updates.</text:p>
        </text:list-item>
        <text:list-item>
          <text:p text:style-name="P39"><text:span text:style-name="Strong_20_Emphasis">Cache pollution:</text:span> when worker writes a huge region, use non-temporal stores (<text:span text:style-name="Source_20_Text">_mm_stream_si64</text:span> / <text:span text:style-name="Source_20_Text">memcpy</text:span> with <text:span text:style-name="Source_20_Text">O_DIRECT</text:span> / <text:span text:style-name="Source_20_Text">madvise</text:span>) to avoid thrashing CPU caches.</text:p>
        </text:list-item>
        <text:list-item>
          <text:p text:style-name="P39"><text:span text:style-name="Strong_20_Emphasis">Batch size:</text:span> trade latency vs throughput. Bigger batches reduce overhead but increase tail latency.</text:p>
        </text:list-item>
        <text:list-item>
          <text:p text:style-name="P39"><text:span text:style-name="Strong_20_Emphasis">Safety:</text:span> spend time on correctness (versioning, ABA, wraparound).</text:p>
        </text:list-item>
        <text:list-item>
          <text:p text:style-name="P39"><text:span text:style-name="Strong_20_Emphasis">Microcontrollers:</text:span> they lack OS primitives like <text:span text:style-name="Source_20_Text">eventfd</text:span> and often have limited atomic width; implement ring with interrupts or RTOS queues and be mindful of RAM limits.</text:p>
        </text:list-item>
      </text:list>
      <text:h text:style-name="Heading_20_1" text:outline-level="1">7 — How to test on Linux + ESP32 + RP2040 (practical steps)</text:h>
      <text:h text:style-name="Heading_20_2" text:outline-level="2">Linux (fastest iteration)</text:h>
      <text:list text:style-name="L31">
        <text:list-item>
          <text:p text:style-name="P40">Implement <text:span text:style-name="Source_20_Text">Descriptor</text:span>, ring, and worker as threads in a single process; use <text:span text:style-name="Source_20_Text">eventfd</text:span> or condition variables for doorbell.</text:p>
        </text:list-item>
        <text:list-item>
          <text:p text:style-name="P40">Build unit tests:</text:p>
          <text:list>
            <text:list-item>
              <text:p text:style-name="P40">Atomic pointer updates in symbol table (verify rename scenario).</text:p>
            </text:list-item>
            <text:list-item>
              <text:p text:style-name="P40"><text:soft-page-break/>Bulk write and read correctness with versioning.</text:p>
            </text:list-item>
            <text:list-item>
              <text:p text:style-name="P40">Benchmark: measure throughput (MB/s), latency for single descriptor vs batches.</text:p>
            </text:list-item>
          </text:list>
        </text:list-item>
        <text:list-item>
          <text:p text:style-name="P40">Implement a demo: L2 kernel that receives <text:span text:style-name="Source_20_Text">APPLY_GRADIENTS</text:span> descriptors and applies updates to a simulated weight array; measure throughput and correctness.</text:p>
        </text:list-item>
      </text:list>
      <text:h text:style-name="Heading_20_2" text:outline-level="2">ESP32 / RP2040</text:h>
      <text:list text:style-name="L32">
        <text:list-item>
          <text:p text:style-name="P41">Use smaller ring (RAM constrained).</text:p>
        </text:list-item>
        <text:list-item>
          <text:p text:style-name="P41">Implement worker as a FreeRTOS task or ISR-driven handler.</text:p>
        </text:list-item>
        <text:list-item>
          <text:p text:style-name="P41">For ESP32: use <text:span text:style-name="Source_20_Text">xQueue</text:span> or <text:span text:style-name="Source_20_Text">irq</text:span> to signal worker; for RP2040 use PIO or interrupts.</text:p>
        </text:list-item>
        <text:list-item>
          <text:p text:style-name="P41">Test symbol table rename microbenchmark (one table update vs many writes to string buffer).</text:p>
        </text:list-item>
      </text:list>
      <text:h text:style-name="Heading_20_1" text:outline-level="1">8 — Project map (phased, with deliverables)</text:h>
      <text:p text:style-name="Text_20_body"><text:span text:style-name="Strong_20_Emphasis">Phase 0 — Foundations (days → weeks)</text:span></text:p>
      <text:list text:style-name="L33">
        <text:list-item>
          <text:p text:style-name="P42">Deliverables:</text:p>
          <text:list>
            <text:list-item>
              <text:p text:style-name="P42">Minimal ring + worker single-process prototype on Linux (C++).</text:p>
            </text:list-item>
            <text:list-item>
              <text:p text:style-name="P42">Unit tests for atomic store/read using versioning.</text:p>
            </text:list-item>
            <text:list-item>
              <text:p text:style-name="P42">README and microbench scripts.</text:p>
            </text:list-item>
          </text:list>
        </text:list-item>
        <text:list-item>
          <text:p text:style-name="P42">Goals:</text:p>
          <text:list>
            <text:list-item>
              <text:p text:style-name="P42">Prove atomic update semantics.</text:p>
            </text:list-item>
            <text:list-item>
              <text:p text:style-name="P42">Measure throughput for simple STORE ops.</text:p>
            </text:list-item>
          </text:list>
        </text:list-item>
      </text:list>
      <text:p text:style-name="Text_20_body"><text:span text:style-name="Strong_20_Emphasis">Phase 1 — Semantics &amp; types (1–2 months)</text:span></text:p>
      <text:list text:style-name="L34">
        <text:list-item>
          <text:p text:style-name="P43">Deliverables:</text:p>
          <text:list>
            <text:list-item>
              <text:p text:style-name="P43">Library implementing 4-plane arrays for ints/floats/chars (element-centric and packed char).</text:p>
            </text:list-item>
            <text:list-item>
              <text:p text:style-name="P43">Helper API (<text:span text:style-name="Source_20_Text">WriteElement</text:span>, <text:span text:style-name="Source_20_Text">ReadElementAtomic</text:span>, <text:span text:style-name="Source_20_Text">SetRel</text:span>, <text:span text:style-name="Source_20_Text">ClearSt</text:span>).</text:p>
            </text:list-item>
            <text:list-item>
              <text:p text:style-name="P43">Benchmarks for <text:span text:style-name="Source_20_Text">State</text:span>-driven scan vs full-scan.</text:p>
            </text:list-item>
          </text:list>
        </text:list-item>
        <text:list-item>
          <text:p text:style-name="P43">Goals:</text:p>
          <text:list>
            <text:list-item>
              <text:p text:style-name="P43">Demonstrate CPU savings when using <text:span text:style-name="Source_20_Text">State</text:span>/<text:span text:style-name="Source_20_Text">Relation</text:span> to drive work.</text:p>
            </text:list-item>
          </text:list>
        </text:list-item>
      </text:list>
      <text:p text:style-name="Text_20_body"><text:span text:style-name="Strong_20_Emphasis">Phase 2 — Chain-CIM worker &amp; coalescing (2–4 months)</text:span></text:p>
      <text:list text:style-name="L35">
        <text:list-item>
          <text:p text:style-name="P44">Deliverables:</text:p>
          <text:list>
            <text:list-item>
              <text:p text:style-name="P44">Robust ring with batch coalescing, DMA-friendly writes (use <text:span text:style-name="Source_20_Text">memcpy</text:span> &amp; vectorops).</text:p>
            </text:list-item>
            <text:list-item>
              <text:p text:style-name="P44">Complex ops: <text:span text:style-name="Source_20_Text">APPLY_GRADIENTS</text:span> descriptor executed in worker.</text:p>
            </text:list-item>
            <text:list-item>
              <text:p text:style-name="P44"><text:soft-page-break/>Microbench: gradient apply throughput vs naive.</text:p>
            </text:list-item>
          </text:list>
        </text:list-item>
        <text:list-item>
          <text:p text:style-name="P44">Goals:</text:p>
          <text:list>
            <text:list-item>
              <text:p text:style-name="P44">Show worker can apply thousands of updates faster than CPU doing per-element calls.</text:p>
            </text:list-item>
          </text:list>
        </text:list-item>
      </text:list>
      <text:p text:style-name="Text_20_body"><text:span text:style-name="Strong_20_Emphasis">Phase 3 — Integration &amp; rename/pointer indirection (3–6 months)</text:span></text:p>
      <text:list text:style-name="L36">
        <text:list-item>
          <text:p text:style-name="P45">Deliverables:</text:p>
          <text:list>
            <text:list-item>
              <text:p text:style-name="P45">Symbol table / handle system; rename demo (string handles).</text:p>
            </text:list-item>
            <text:list-item>
              <text:p text:style-name="P45">Example application: small interpreter / VM that uses handles for variables and shows mass rename via descriptors.</text:p>
            </text:list-item>
          </text:list>
        </text:list-item>
        <text:list-item>
          <text:p text:style-name="P45">Goals:</text:p>
          <text:list>
            <text:list-item>
              <text:p text:style-name="P45">Demonstrate large effect on operations that would otherwise touch many bytes.</text:p>
            </text:list-item>
          </text:list>
        </text:list-item>
      </text:list>
      <text:p text:style-name="Text_20_body"><text:span text:style-name="Strong_20_Emphasis">Phase 4 — LLM experiments (6–12+ months)</text:span></text:p>
      <text:list text:style-name="L37">
        <text:list-item>
          <text:p text:style-name="P46">Deliverables:</text:p>
          <text:list>
            <text:list-item>
              <text:p text:style-name="P46">Prototype out-of-core inference/training workflow that keeps weights in RAM and uses Chain-CIM worker to apply updates.</text:p>
            </text:list-item>
            <text:list-item>
              <text:p text:style-name="P46">Use quantized models (int8) and streaming.</text:p>
            </text:list-item>
          </text:list>
        </text:list-item>
        <text:list-item>
          <text:p text:style-name="P46">Goals:</text:p>
          <text:list>
            <text:list-item>
              <text:p text:style-name="P46">Measure wallclock and memory use vs GPU/VRAM-based runs.</text:p>
            </text:list-item>
            <text:list-item>
              <text:p text:style-name="P46">Identify bottlenecks and opportunities for CPU kernels / further optimizations.</text:p>
            </text:list-item>
          </text:list>
        </text:list-item>
      </text:list>
      <text:h text:style-name="Heading_20_1" text:outline-level="1">9 — Reading &amp; study list (what to pick up next)</text:h>
      <text:list text:style-name="L38">
        <text:list-item>
          <text:p text:style-name="P47">Lock-free programming &amp; atomics (Herlihy &amp; Shavit, online materials).</text:p>
        </text:list-item>
        <text:list-item>
          <text:p text:style-name="P47">Memory models in C++ (std::atomic, fences).</text:p>
        </text:list-item>
        <text:list-item>
          <text:p text:style-name="P47">Lock-free queues and ring buffer patterns (LAMPORT queue, single-producer single-consumer ring).</text:p>
        </text:list-item>
        <text:list-item>
          <text:p text:style-name="P47">SIMD/vector intrinsics and BLAS libraries (OpenBLAS / MKL / oneDNN).</text:p>
        </text:list-item>
        <text:list-item>
          <text:p text:style-name="P47">DMA &amp; pinned memory concepts (CUDA pinned mem if you have GPUs).</text:p>
        </text:list-item>
        <text:list-item>
          <text:p text:style-name="P47">Systems papers on compute-in-memory (conceptual background — survey papers).</text:p>
        </text:list-item>
        <text:list-item>
          <text:p text:style-name="P47">Database papers on bitmap indices and bitset processing (for inspiration on bit-sliced algorithms).</text:p>
        </text:list-item>
      </text:list>
      <text:h text:style-name="Heading_20_1" text:outline-level="1"><text:soft-page-break/>10 — Short code checklist &amp; pitfalls</text:h>
      <text:list text:style-name="L39">
        <text:list-item>
          <text:p text:style-name="P48">Always use <text:span text:style-name="Source_20_Text">std::atomic</text:span> for ring cursors.</text:p>
        </text:list-item>
        <text:list-item>
          <text:p text:style-name="P48">Use <text:span text:style-name="Source_20_Text">memory_order</text:span> semantics explicitly.</text:p>
        </text:list-item>
        <text:list-item>
          <text:p text:style-name="P48">Implement versioned <text:span text:style-name="Source_20_Text">State</text:span> to detect torn writes.</text:p>
        </text:list-item>
        <text:list-item>
          <text:p text:style-name="P48">Test wraparound and large-batch cases (head/tail wrap).</text:p>
        </text:list-item>
        <text:list-item>
          <text:p text:style-name="P48">Implement ring size as power-of-two and index with <text:span text:style-name="Source_20_Text">idx &amp; mask</text:span>.</text:p>
        </text:list-item>
        <text:list-item>
          <text:p text:style-name="P48">For microcontrollers, avoid 64-bit atomic ops if they’re unsupported — fall back to interrupts/disable-IRQ critical sections for atomicity.</text:p>
        </text:list-item>
      </text:list>
      <text:h text:style-name="Heading_20_1" text:outline-level="1">Closing / Next concrete step I can do for you now</text:h>
      <text:p text:style-name="Text_20_body">I can <text:span text:style-name="Strong_20_Emphasis">immediately</text:span> produce:</text:p>
      <text:list text:style-name="L40">
        <text:list-item>
          <text:p text:style-name="P49">A small Linux C++ reference repo layout with:</text:p>
          <text:list>
            <text:list-item>
              <text:p text:style-name="P49"><text:span text:style-name="Source_20_Text">ring.hpp</text:span>/<text:span text:style-name="Source_20_Text">.cpp</text:span> producer &amp; worker.</text:p>
            </text:list-item>
            <text:list-item>
              <text:p text:style-name="P49"><text:span text:style-name="Source_20_Text">relarray.hpp</text:span> with element-centric 4-plane arrays.</text:p>
            </text:list-item>
            <text:list-item>
              <text:p text:style-name="P49">Unit tests: atomic write/read, rename demo, and gradient-apply microbenchmark.</text:p>
            </text:list-item>
            <text:list-item>
              <text:p text:style-name="P49">Build script (CMake) and run instructions.</text:p>
            </text:list-item>
          </text:list>
        </text:list-item>
        <text:list-item>
          <text:p text:style-name="P49">Or produce a compact working example for the rename use-case (symbol table + descriptor + worker), fully runnable on your Linux box.</text:p>
        </text:list-item>
      </text:list>
      <text:p text:style-name="Text_20_body">Which of those would you like first? I recommend starting with the <text:span text:style-name="Strong_20_Emphasis">rename demo</text:span> (one table entry update equals renaming a variable) because it’s simple to implement, proves the abstraction, and shows a measurable CPU win (single atomic update vs touching an entire string memory).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8:42:48.394747964</meta:creation-date>
    <dc:date>2025-11-30T03:13:55.627943031</dc:date>
    <meta:editing-duration>PT3H3M3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3" meta:paragraph-count="303" meta:word-count="3488" meta:character-count="22968" meta:non-whitespace-character-count="19666"/>
  </office:meta>
</office:document-meta>
</file>